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shapes>
          <draw:frame draw:z-index="0" draw:style-name="gr1" draw:text-style-name="P1" svg:width="187.5mm" svg:height="110.5mm" svg:x="142.9mm" svg:y="23.64mm">
            <loext:p draw:notify-on-update-of-ranges="1A.A2:1A.A29 1A.B1:1A.B1 1A.B2:1A.B29 1A.C1:1A.C1 1A.C2:1A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 (m/s)</text:p>
          </table:table-cell>
          <table:table-cell office:value-type="string" calcext:value-type="string">
            <text:p>Max distance from Node2(m)</text:p>
          </table:table-cell>
          <table:table-cell office:value-type="string" calcext:value-type="string">
            <text:p>Max distance from Node0 (m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1B" table:style-name="ta1">
        <table:shapes>
          <draw:frame draw:z-index="0" draw:style-name="gr1" draw:text-style-name="P1" svg:width="187.5mm" svg:height="110.5mm" svg:x="142.9mm" svg:y="23.64mm">
            <loext:p draw:notify-on-update-of-ranges="1B.A2:1B.A29 1B.B1:1B.B1 1B.B2:1B.B29 1B.C1:1B.C1 1B.C2:1B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 (m/s)</text:p>
          </table:table-cell>
          <table:table-cell office:value-type="string" calcext:value-type="string">
            <text:p>Max distance from Node2(m)</text:p>
          </table:table-cell>
          <table:table-cell office:value-type="string" calcext:value-type="string">
            <text:p>Max distance from Node0 (m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A" table:style-name="ta1">
        <table:shapes>
          <draw:frame draw:z-index="0" draw:style-name="gr1" draw:text-style-name="P1" svg:width="187.5mm" svg:height="110.5mm" svg:x="142.9mm" svg:y="23.64mm">
            <loext:p draw:notify-on-update-of-ranges="2A.A2:2A.A29 2A.B1:2A.B1 2A.B2:2A.B29 2A.C1:2A.C1 2A.C2:2A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 (m/s)</text:p>
          </table:table-cell>
          <table:table-cell office:value-type="string" calcext:value-type="string">
            <text:p>Max distance from Node0 (m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2B" table:style-name="ta1">
        <table:table-column table:style-name="co1" table:number-columns-repeated="6" table:default-cell-style-name="Default"/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]+6" office:value-type="float" office:value="9" calcext:value-type="float">
            <text:p>9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]+6" office:value-type="float" office:value="15" calcext:value-type="float">
            <text:p>15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3]+6" office:value-type="float" office:value="21" calcext:value-type="float">
            <text:p>2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4]+6" office:value-type="float" office:value="27" calcext:value-type="float">
            <text:p>27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5]+6" office:value-type="float" office:value="33" calcext:value-type="float">
            <text:p>33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6]+6" office:value-type="float" office:value="39" calcext:value-type="float">
            <text:p>39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7]+6" office:value-type="float" office:value="45" calcext:value-type="float">
            <text:p>45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8]+6" office:value-type="float" office:value="51" calcext:value-type="float">
            <text:p>5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9]+6" office:value-type="float" office:value="57" calcext:value-type="float">
            <text:p>57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0]+6" office:value-type="float" office:value="63" calcext:value-type="float">
            <text:p>63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1]+6" office:value-type="float" office:value="69" calcext:value-type="float">
            <text:p>69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2]+6" office:value-type="float" office:value="75" calcext:value-type="float">
            <text:p>75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3]+6" office:value-type="float" office:value="81" calcext:value-type="float">
            <text:p>8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4]+6" office:value-type="float" office:value="87" calcext:value-type="float">
            <text:p>87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5]+6" office:value-type="float" office:value="93" calcext:value-type="float">
            <text:p>93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6]+6" office:value-type="float" office:value="99" calcext:value-type="float">
            <text:p>99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7]+6" office:value-type="float" office:value="105" calcext:value-type="float">
            <text:p>105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8]+6" office:value-type="float" office:value="111" calcext:value-type="float">
            <text:p>111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9]+6" office:value-type="float" office:value="117" calcext:value-type="float">
            <text:p>117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0]+6" office:value-type="float" office:value="123" calcext:value-type="float">
            <text:p>123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1]+6" office:value-type="float" office:value="129" calcext:value-type="float">
            <text:p>129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2]+6" office:value-type="float" office:value="135" calcext:value-type="float">
            <text:p>135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3]+6" office:value-type="float" office:value="141" calcext:value-type="float">
            <text:p>141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4]+6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5]+6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6]+6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7]+6"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8]+6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]+6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0]+6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1]+6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2]+6"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4]+6" office:value-type="float" office:value="9" calcext:value-type="float">
            <text:p>9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5]+6" office:value-type="float" office:value="15" calcext:value-type="float">
            <text:p>15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6]+6" office:value-type="float" office:value="21" calcext:value-type="float">
            <text:p>21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7]+6" office:value-type="float" office:value="27" calcext:value-type="float">
            <text:p>2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8]+6" office:value-type="float" office:value="33" calcext:value-type="float">
            <text:p>33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9]+6" office:value-type="float" office:value="39" calcext:value-type="float">
            <text:p>39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0]+6" office:value-type="float" office:value="45" calcext:value-type="float">
            <text:p>45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1]+6" office:value-type="float" office:value="51" calcext:value-type="float">
            <text:p>51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2]+6" office:value-type="float" office:value="57" calcext:value-type="float">
            <text:p>5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3]+6" office:value-type="float" office:value="63" calcext:value-type="float">
            <text:p>63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4]+6" office:value-type="float" office:value="69" calcext:value-type="float">
            <text:p>69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5]+6" office:value-type="float" office:value="75" calcext:value-type="float">
            <text:p>75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6]+6" office:value-type="float" office:value="81" calcext:value-type="float">
            <text:p>81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7]+6" office:value-type="float" office:value="87" calcext:value-type="float">
            <text:p>8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8]+6" office:value-type="float" office:value="93" calcext:value-type="float">
            <text:p>93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9]+6" office:value-type="float" office:value="99" calcext:value-type="float">
            <text:p>99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0]+6" office:value-type="float" office:value="105" calcext:value-type="float">
            <text:p>105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1]+6" office:value-type="float" office:value="111" calcext:value-type="float">
            <text:p>111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2]+6" office:value-type="float" office:value="117" calcext:value-type="float">
            <text:p>117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3]+6" office:value-type="float" office:value="123" calcext:value-type="float">
            <text:p>123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4]+6" office:value-type="float" office:value="129" calcext:value-type="float">
            <text:p>129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5]+6" office:value-type="float" office:value="135" calcext:value-type="float">
            <text:p>13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6]+6"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7]+6"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8]+6"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9]+6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0]+6"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1]+6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2]+6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3]+6"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4]+6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5]+6"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67]+6" office:value-type="float" office:value="9" calcext:value-type="float">
            <text:p>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68]+6" office:value-type="float" office:value="15" calcext:value-type="float">
            <text:p>1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69]+6" office:value-type="float" office:value="21" calcext:value-type="float">
            <text:p>2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0]+6" office:value-type="float" office:value="27" calcext:value-type="float">
            <text:p>2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1]+6" office:value-type="float" office:value="33" calcext:value-type="float">
            <text:p>3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2]+6" office:value-type="float" office:value="39" calcext:value-type="float">
            <text:p>3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3]+6" office:value-type="float" office:value="45" calcext:value-type="float">
            <text:p>4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4]+6" office:value-type="float" office:value="51" calcext:value-type="float">
            <text:p>5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5]+6" office:value-type="float" office:value="57" calcext:value-type="float">
            <text:p>5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6]+6" office:value-type="float" office:value="63" calcext:value-type="float">
            <text:p>6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7]+6" office:value-type="float" office:value="69" calcext:value-type="float">
            <text:p>6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8]+6" office:value-type="float" office:value="75" calcext:value-type="float">
            <text:p>7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9]+6" office:value-type="float" office:value="81" calcext:value-type="float">
            <text:p>8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0]+6" office:value-type="float" office:value="87" calcext:value-type="float">
            <text:p>8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1]+6" office:value-type="float" office:value="93" calcext:value-type="float">
            <text:p>9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2]+6" office:value-type="float" office:value="99" calcext:value-type="float">
            <text:p>9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3]+6" office:value-type="float" office:value="105" calcext:value-type="float">
            <text:p>10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4]+6" office:value-type="float" office:value="111" calcext:value-type="float">
            <text:p>11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5]+6" office:value-type="float" office:value="117" calcext:value-type="float">
            <text:p>11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6]+6" office:value-type="float" office:value="123" calcext:value-type="float">
            <text:p>12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7]+6" office:value-type="float" office:value="129" calcext:value-type="float">
            <text:p>12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8]+6" office:value-type="float" office:value="135" calcext:value-type="float">
            <text:p>13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9]+6" office:value-type="float" office:value="141" calcext:value-type="float">
            <text:p>14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0]+6" office:value-type="float" office:value="147" calcext:value-type="float">
            <text:p>14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1]+6" office:value-type="float" office:value="153" calcext:value-type="float">
            <text:p>15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2]+6" office:value-type="float" office:value="159" calcext:value-type="float">
            <text:p>15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3]+6" office:value-type="float" office:value="165" calcext:value-type="float">
            <text:p>16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4]+6" office:value-type="float" office:value="171" calcext:value-type="float">
            <text:p>17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5]+6" office:value-type="float" office:value="177" calcext:value-type="float">
            <text:p>17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6]+6" office:value-type="float" office:value="183" calcext:value-type="float">
            <text:p>18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7]+6"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8]+6"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3" office:value-type="float" office:value="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0]+6" office:value-type="float" office:value="9" calcext:value-type="float">
            <text:p>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1]+6" office:value-type="float" office:value="15" calcext:value-type="float">
            <text:p>1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2]+6" office:value-type="float" office:value="21" calcext:value-type="float">
            <text:p>2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3]+6" office:value-type="float" office:value="27" calcext:value-type="float">
            <text:p>2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4]+6" office:value-type="float" office:value="33" calcext:value-type="float">
            <text:p>3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5]+6" office:value-type="float" office:value="39" calcext:value-type="float">
            <text:p>3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6]+6" office:value-type="float" office:value="45" calcext:value-type="float">
            <text:p>4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7]+6" office:value-type="float" office:value="51" calcext:value-type="float">
            <text:p>5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8]+6" office:value-type="float" office:value="57" calcext:value-type="float">
            <text:p>5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9]+6" office:value-type="float" office:value="63" calcext:value-type="float">
            <text:p>6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0]+6" office:value-type="float" office:value="69" calcext:value-type="float">
            <text:p>6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1]+6" office:value-type="float" office:value="75" calcext:value-type="float">
            <text:p>7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2]+6" office:value-type="float" office:value="81" calcext:value-type="float">
            <text:p>8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3]+6" office:value-type="float" office:value="87" calcext:value-type="float">
            <text:p>8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4]+6" office:value-type="float" office:value="93" calcext:value-type="float">
            <text:p>9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5]+6" office:value-type="float" office:value="99" calcext:value-type="float">
            <text:p>9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6]+6" office:value-type="float" office:value="105" calcext:value-type="float">
            <text:p>10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7]+6" office:value-type="float" office:value="111" calcext:value-type="float">
            <text:p>11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8]+6" office:value-type="float" office:value="117" calcext:value-type="float">
            <text:p>11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9]+6" office:value-type="float" office:value="123" calcext:value-type="float">
            <text:p>12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0]+6" office:value-type="float" office:value="129" calcext:value-type="float">
            <text:p>12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1]+6" office:value-type="float" office:value="135" calcext:value-type="float">
            <text:p>13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2]+6" office:value-type="float" office:value="141" calcext:value-type="float">
            <text:p>14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3]+6" office:value-type="float" office:value="147" calcext:value-type="float">
            <text:p>14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4]+6" office:value-type="float" office:value="153" calcext:value-type="float">
            <text:p>15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5]+6" office:value-type="float" office:value="159" calcext:value-type="float">
            <text:p>15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6]+6" office:value-type="float" office:value="165" calcext:value-type="float">
            <text:p>16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7]+6" office:value-type="float" office:value="171" calcext:value-type="float">
            <text:p>17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8]+6" office:value-type="float" office:value="177" calcext:value-type="float">
            <text:p>17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9]+6"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30]+6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31]+6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3" office:value-type="float" office:value="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3]+6" office:value-type="float" office:value="9" calcext:value-type="float">
            <text:p>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4]+6" office:value-type="float" office:value="15" calcext:value-type="float">
            <text:p>1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5]+6" office:value-type="float" office:value="21" calcext:value-type="float">
            <text:p>2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6]+6" office:value-type="float" office:value="27" calcext:value-type="float">
            <text:p>2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7]+6" office:value-type="float" office:value="33" calcext:value-type="float">
            <text:p>3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8]+6" office:value-type="float" office:value="39" calcext:value-type="float">
            <text:p>3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9]+6" office:value-type="float" office:value="45" calcext:value-type="float">
            <text:p>4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0]+6" office:value-type="float" office:value="51" calcext:value-type="float">
            <text:p>5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1]+6" office:value-type="float" office:value="57" calcext:value-type="float">
            <text:p>5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2]+6" office:value-type="float" office:value="63" calcext:value-type="float">
            <text:p>6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3]+6" office:value-type="float" office:value="69" calcext:value-type="float">
            <text:p>6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4]+6" office:value-type="float" office:value="75" calcext:value-type="float">
            <text:p>7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5]+6" office:value-type="float" office:value="81" calcext:value-type="float">
            <text:p>8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6]+6" office:value-type="float" office:value="87" calcext:value-type="float">
            <text:p>8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7]+6" office:value-type="float" office:value="93" calcext:value-type="float">
            <text:p>9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8]+6" office:value-type="float" office:value="99" calcext:value-type="float">
            <text:p>9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9]+6" office:value-type="float" office:value="105" calcext:value-type="float">
            <text:p>10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0]+6" office:value-type="float" office:value="111" calcext:value-type="float">
            <text:p>11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1]+6" office:value-type="float" office:value="117" calcext:value-type="float">
            <text:p>11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2]+6" office:value-type="float" office:value="123" calcext:value-type="float">
            <text:p>12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3]+6" office:value-type="float" office:value="129" calcext:value-type="float">
            <text:p>12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4]+6" office:value-type="float" office:value="135" calcext:value-type="float">
            <text:p>13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5]+6" office:value-type="float" office:value="141" calcext:value-type="float">
            <text:p>14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6]+6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7]+6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8]+6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9]+6" office:value-type="float" office:value="165" calcext:value-type="float">
            <text:p>16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0]+6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1]+6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2]+6" office:value-type="float" office:value="183" calcext:value-type="float">
            <text:p>1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3]+6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4]+6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6]+6" office:value-type="float" office:value="9" calcext:value-type="float">
            <text:p>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7]+6" office:value-type="float" office:value="15" calcext:value-type="float">
            <text:p>1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8]+6" office:value-type="float" office:value="21" calcext:value-type="float">
            <text:p>2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9]+6" office:value-type="float" office:value="27" calcext:value-type="float">
            <text:p>2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0]+6" office:value-type="float" office:value="33" calcext:value-type="float">
            <text:p>3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1]+6" office:value-type="float" office:value="39" calcext:value-type="float">
            <text:p>3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2]+6" office:value-type="float" office:value="45" calcext:value-type="float">
            <text:p>4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3]+6" office:value-type="float" office:value="51" calcext:value-type="float">
            <text:p>5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4]+6" office:value-type="float" office:value="57" calcext:value-type="float">
            <text:p>5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5]+6" office:value-type="float" office:value="63" calcext:value-type="float">
            <text:p>6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6]+6" office:value-type="float" office:value="69" calcext:value-type="float">
            <text:p>6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7]+6" office:value-type="float" office:value="75" calcext:value-type="float">
            <text:p>7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8]+6" office:value-type="float" office:value="81" calcext:value-type="float">
            <text:p>8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9]+6" office:value-type="float" office:value="87" calcext:value-type="float">
            <text:p>8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0]+6" office:value-type="float" office:value="93" calcext:value-type="float">
            <text:p>9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1]+6" office:value-type="float" office:value="99" calcext:value-type="float">
            <text:p>9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2]+6" office:value-type="float" office:value="105" calcext:value-type="float">
            <text:p>10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3]+6" office:value-type="float" office:value="111" calcext:value-type="float">
            <text:p>11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4]+6" office:value-type="float" office:value="117" calcext:value-type="float">
            <text:p>11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5]+6" office:value-type="float" office:value="123" calcext:value-type="float">
            <text:p>12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6]+6" office:value-type="float" office:value="129" calcext:value-type="float">
            <text:p>12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7]+6" office:value-type="float" office:value="135" calcext:value-type="float">
            <text:p>13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8]+6" office:value-type="float" office:value="141" calcext:value-type="float">
            <text:p>14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9]+6"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0]+6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1]+6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2]+6" office:value-type="float" office:value="165" calcext:value-type="float">
            <text:p>16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3]+6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4]+6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5]+6" office:value-type="float" office:value="183" calcext:value-type="float">
            <text:p>1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6]+6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7]+6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3" office:value-type="float" office:value="3" calcext:value-type="float">
            <text:p>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199]+6" office:value-type="float" office:value="9" calcext:value-type="float">
            <text:p>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0]+6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1]+6" office:value-type="float" office:value="21" calcext:value-type="float">
            <text:p>2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2]+6" office:value-type="float" office:value="27" calcext:value-type="float">
            <text:p>2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3]+6" office:value-type="float" office:value="33" calcext:value-type="float">
            <text:p>3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4]+6" office:value-type="float" office:value="39" calcext:value-type="float">
            <text:p>3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5]+6" office:value-type="float" office:value="45" calcext:value-type="float">
            <text:p>4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6]+6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7]+6" office:value-type="float" office:value="57" calcext:value-type="float">
            <text:p>5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8]+6" office:value-type="float" office:value="63" calcext:value-type="float">
            <text:p>6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9]+6" office:value-type="float" office:value="69" calcext:value-type="float">
            <text:p>6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0]+6" office:value-type="float" office:value="75" calcext:value-type="float">
            <text:p>7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1]+6" office:value-type="float" office:value="81" calcext:value-type="float">
            <text:p>8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2]+6" office:value-type="float" office:value="87" calcext:value-type="float">
            <text:p>8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3]+6" office:value-type="float" office:value="93" calcext:value-type="float">
            <text:p>9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4]+6" office:value-type="float" office:value="99" calcext:value-type="float">
            <text:p>9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5]+6" office:value-type="float" office:value="105" calcext:value-type="float">
            <text:p>10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6]+6" office:value-type="float" office:value="111" calcext:value-type="float">
            <text:p>11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7]+6" office:value-type="float" office:value="117" calcext:value-type="float">
            <text:p>11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8]+6" office:value-type="float" office:value="123" calcext:value-type="float">
            <text:p>12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9]+6" office:value-type="float" office:value="129" calcext:value-type="float">
            <text:p>12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0]+6" office:value-type="float" office:value="135" calcext:value-type="float">
            <text:p>13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1]+6" office:value-type="float" office:value="141" calcext:value-type="float">
            <text:p>14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2]+6" office:value-type="float" office:value="147" calcext:value-type="float">
            <text:p>14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3]+6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4]+6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5]+6" office:value-type="float" office:value="165" calcext:value-type="float">
            <text:p>16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6]+6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7]+6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8]+6" office:value-type="float" office:value="183" calcext:value-type="float">
            <text:p>1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9]+6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30]+6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2:41:09.496089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00:29.929555166</meta:creation-date>
    <dc:date>2017-03-15T00:07:51.530896848</dc:date>
    <meta:editing-duration>PT3H27M35S</meta:editing-duration>
    <meta:editing-cycles>22</meta:editing-cycles>
    <meta:generator>LibreOffice/5.3.0.3$Linux_X86_64 LibreOffice_project/30m0$Build-3</meta:generator>
    <meta:document-statistic meta:table-count="4" meta:cell-count="9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51cm" svg:height="11.051cm" xlink:href=".." xlink:type="simple" chart:class="chart:area" chart:style-name="ch1">
        <chart:legend svg:x="13.758cm" svg:y="4.488cm" style:legend-expansion="custom" chartooo:width="4.747cm" chartooo:height="2.197cm" style:legend-expansion-aspect-ratio="2.16067364588075" chart:style-name="ch2"/>
        <chart:plot-area chart:style-name="ch3" table:cell-range-address="1A.A1:1A.C29" chart:data-source-has-labels="both" svg:x="1.36cm" svg:y="0.221cm" svg:width="17.016cm" svg:height="9.654cm">
          <chartooo:coordinate-region svg:x="2.246cm" svg:y="0.355cm" svg:width="15.989cm" svg:height="8.475cm"/>
          <chart:axis chart:dimension="x" chart:name="primary-x" chart:style-name="ch4" chartooo:axis-type="auto">
            <chartooo:date-scale/>
            <chart:title svg:x="8.858cm" svg:y="10.096cm" chart:style-name="ch5">
              <text:p>speed (m/s)</text:p>
            </chart:title>
            <chart:categories table:cell-range-address="1A.A2:1A.A29"/>
          </chart:axis>
          <chart:axis chart:dimension="y" chart:name="primary-y" chart:style-name="ch4">
            <chart:title svg:x="0.451cm" svg:y="7.116cm" chart:style-name="ch6">
              <text:p>distance from Node0 (m)</text:p>
            </chart:title>
            <chart:grid chart:style-name="ch7" chart:class="major"/>
          </chart:axis>
          <chart:series chart:style-name="ch8" chart:values-cell-range-address="1A.B2:1A.B29" chart:label-cell-address="1A.B1:1A.B1" chart:class="chart:area">
            <chart:data-point chart:repeated="28"/>
          </chart:series>
          <chart:series chart:style-name="ch9" chart:values-cell-range-address="1A.C2:1A.C29" chart:label-cell-address="1A.C1:1A.C1" chart:class="chart:area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stance from Node2(m)</text:p>
                <draw:g>
                  <svg:desc>1A.B1:1A.B1</svg:desc>
                </draw:g>
              </table:table-cell>
              <table:table-cell office:value-type="string">
                <text:p>Max distance from Node0 (m)</text:p>
                <draw:g>
                  <svg:desc>1A.C1:1A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1A.A2:1A.A29</svg:desc>
                </draw:g>
              </table:table-cell>
              <table:table-cell office:value-type="float" office:value="195">
                <text:p>195</text:p>
                <draw:g>
                  <svg:desc>1A.B2:1A.B29</svg:desc>
                </draw:g>
              </table:table-cell>
              <table:table-cell office:value-type="float" office:value="195">
                <text:p>195</text:p>
                <draw:g>
                  <svg:desc>1A.C2:1A.C29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3">
                <text:p>18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9">
                <text:p>1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51cm" svg:height="11.051cm" xlink:href=".." xlink:type="simple" chart:class="chart:area" chart:style-name="ch1">
        <chart:legend svg:x="13.758cm" svg:y="4.488cm" style:legend-expansion="custom" chartooo:width="4.747cm" chartooo:height="2.197cm" style:legend-expansion-aspect-ratio="2.16067364588075" chart:style-name="ch2"/>
        <chart:plot-area chart:style-name="ch3" table:cell-range-address="1B.A1:1B.C29" chart:data-source-has-labels="both" svg:x="1.36cm" svg:y="0.221cm" svg:width="17.016cm" svg:height="9.654cm">
          <chartooo:coordinate-region svg:x="2.246cm" svg:y="0.355cm" svg:width="15.989cm" svg:height="8.475cm"/>
          <chart:axis chart:dimension="x" chart:name="primary-x" chart:style-name="ch4" chartooo:axis-type="auto">
            <chartooo:date-scale/>
            <chart:title svg:x="8.858cm" svg:y="10.096cm" chart:style-name="ch5">
              <text:p>speed (m/s)</text:p>
            </chart:title>
            <chart:categories table:cell-range-address="1B.A2:1B.A29"/>
          </chart:axis>
          <chart:axis chart:dimension="y" chart:name="primary-y" chart:style-name="ch4">
            <chart:title svg:x="0.451cm" svg:y="7.116cm" chart:style-name="ch6">
              <text:p>distance from Node0 (m)</text:p>
            </chart:title>
            <chart:grid chart:style-name="ch7" chart:class="major"/>
          </chart:axis>
          <chart:series chart:style-name="ch8" chart:values-cell-range-address="1B.B2:1B.B29" chart:label-cell-address="1B.B1:1B.B1" chart:class="chart:area">
            <chart:data-point chart:repeated="28"/>
          </chart:series>
          <chart:series chart:style-name="ch9" chart:values-cell-range-address="1B.C2:1B.C29" chart:label-cell-address="1B.C1:1B.C1" chart:class="chart:area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stance from Node2(m)</text:p>
                <draw:g>
                  <svg:desc>1B.B1:1B.B1</svg:desc>
                </draw:g>
              </table:table-cell>
              <table:table-cell office:value-type="string">
                <text:p>Max distance from Node0 (m)</text:p>
                <draw:g>
                  <svg:desc>1B.C1:1B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1B.A2:1B.A29</svg:desc>
                </draw:g>
              </table:table-cell>
              <table:table-cell office:value-type="float" office:value="255">
                <text:p>255</text:p>
                <draw:g>
                  <svg:desc>1B.B2:1B.B29</svg:desc>
                </draw:g>
              </table:table-cell>
              <table:table-cell office:value-type="float" office:value="255">
                <text:p>255</text:p>
                <draw:g>
                  <svg:desc>1B.C2:1B.C29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7">
                <text:p>2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51cm" svg:height="11.051cm" xlink:href=".." xlink:type="simple" chart:class="chart:area" chart:style-name="ch1">
        <chart:legend svg:x="13.758cm" svg:y="4.488cm" style:legend-expansion="custom" chartooo:width="4.747cm" chartooo:height="2.197cm" style:legend-expansion-aspect-ratio="2.16067364588075" chart:style-name="ch2"/>
        <chart:plot-area chart:style-name="ch3" table:cell-range-address="2A.A1:2A.C29" chart:data-source-has-labels="both" svg:x="0.375cm" svg:y="0.221cm" svg:width="18.001cm" svg:height="10.609cm">
          <chartooo:coordinate-region svg:x="1.261cm" svg:y="0.355cm" svg:width="16.974cm" svg:height="9.43cm"/>
          <chart:axis chart:dimension="x" chart:name="primary-x" chart:style-name="ch4" chartooo:axis-type="auto">
            <chartooo:date-scale/>
            <chart:categories table:cell-range-address="2A.A2:2A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A.B2:2A.B29" chart:label-cell-address="2A.B1:2A.B1" chart:class="chart:area">
            <chart:data-point chart:repeated="28"/>
          </chart:series>
          <chart:series chart:style-name="ch7" chart:values-cell-range-address="2A.C2:2A.C29" chart:label-cell-address="2A.C1:2A.C1" chart:class="chart:area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stance from Node0 (m)</text:p>
                <draw:g>
                  <svg:desc>2A.B1:2A.B1</svg:desc>
                </draw:g>
              </table:table-cell>
              <table:table-cell office:value-type="string">
                <text:p/>
                <draw:g>
                  <svg:desc>2A.C1:2A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2A.A2:2A.A29</svg:desc>
                </draw:g>
              </table:table-cell>
              <table:table-cell office:value-type="float" office:value="195">
                <text:p>195</text:p>
                <draw:g>
                  <svg:desc>2A.B2:2A.B29</svg:desc>
                </draw:g>
              </table:table-cell>
              <table:table-cell office:value-type="float" office:value="1">
                <text:p>1</text:p>
                <draw:g>
                  <svg:desc>2A.C2:2A.C29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